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57000001292B031CE2.svm" manifest:media-type=""/>
  <manifest:file-entry manifest:full-path="Pictures/200000010000015F0000012D5EE569DF.svm" manifest:media-type=""/>
  <manifest:file-entry manifest:full-path="Pictures/2000000100000192000001292EA778F2.svm" manifest:media-type=""/>
  <manifest:file-entry manifest:full-path="Pictures/200000010000015F00000129C36E37BA.svm" manifest:media-type=""/>
  <manifest:file-entry manifest:full-path="Pictures/2000000100000131000000D8744C42C9.svm" manifest:media-type=""/>
  <manifest:file-entry manifest:full-path="Pictures/20000001000002E000000139EC21DB6E.svm" manifest:media-type=""/>
  <manifest:file-entry manifest:full-path="Pictures/2000000100000124000000D8A19DD694.svm" manifest:media-type=""/>
  <manifest:file-entry manifest:full-path="Pictures/20000001000001810000012D12A8068C.svm" manifest:media-type=""/>
  <manifest:file-entry manifest:full-path="Pictures/200000020000019B000000D7D61D58D5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192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A_v 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Z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Z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Z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Z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796cm" svg:height="3.555cm" svg:x="3.103cm" svg:y="0.244cm">
          <draw:image xlink:href="Pictures/200000020000019B000000D7D61D58D5.eps" xlink:type="simple" xlink:show="embed" xlink:actuate="onLoad">
            <text:p/>
          </draw:image>
        </draw:frame>
        <draw:frame draw:style-name="gr2" draw:text-style-name="P2" draw:layer="layout" svg:width="0.869cm" svg:height="0.916cm" svg:x="10.748cm" svg:y="2.69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1.114cm" svg:y="2.69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layer="layout" svg:width="0.748cm" svg:height="0.729cm" svg:x="5.984cm" svg:y="2.864cm">
          <draw:text-box>
            <text:p>+</text:p>
          </draw:text-box>
        </draw:frame>
        <draw:frame draw:style-name="gr2" draw:layer="layout" svg:width="0.642cm" svg:height="0.729cm" svg:x="6.025cm" svg:y="2.028cm">
          <draw:text-box>
            <text:p>-</text:p>
          </draw:text-box>
        </draw:frame>
        <draw:frame draw:style-name="gr2" draw:layer="layout" svg:width="0.748cm" svg:height="0.729cm" svg:x="6.027cm" svg:y="1.237cm">
          <draw:text-box>
            <text:p>+</text:p>
          </draw:text-box>
        </draw:frame>
        <draw:frame draw:style-name="gr3" draw:layer="layout" svg:width="0.642cm" svg:height="0.734cm" svg:x="6.092cm" svg:y="0.383cm">
          <draw:text-box>
            <text:p>-</text:p>
          </draw:text-box>
        </draw:frame>
        <draw:custom-shape draw:style-name="gr4" draw:text-style-name="P1" xml:id="id2" draw:id="id2" draw:layer="layout" svg:width="2.292cm" svg:height="2.545cm" svg:x="3.815cm" svg:y="1.215cm">
          <draw:glue-point draw:id="12" svg:x="-4.338cm" svg:y="2.483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288cm" svg:y1="3.237cm" svg:x2="3.967cm" svg:y2="3.118cm" draw:start-shape="id1" draw:start-glue-point="1" draw:end-shape="id2" draw:end-glue-point="12" svg:d="M3288 3237c396 0 57-119 679-119" svg:viewBox="0 0 680 120">
          <text:p/>
        </draw:connector>
        <draw:frame draw:style-name="gr6" draw:text-style-name="P1" draw:layer="layout" svg:width="0.882cm" svg:height="0.374cm" svg:x="2.143cm" svg:y="1.412cm">
          <draw:image xlink:href="Pictures/20000001000002E000000139EC21DB6E.svm" xlink:type="simple" xlink:show="embed" xlink:actuate="onLoad">
            <text:p/>
          </draw:image>
        </draw:frame>
        <draw:frame draw:style-name="gr7" draw:text-style-name="P1" draw:layer="layout" svg:width="0.461cm" svg:height="0.36cm" svg:x="3.788cm" svg:y="0.333cm">
          <draw:image xlink:href="Pictures/20000001000001810000012D12A8068C.svm" xlink:type="simple" xlink:show="embed" xlink:actuate="onLoad">
            <text:p/>
          </draw:image>
        </draw:frame>
        <draw:frame draw:style-name="gr8" draw:text-style-name="P1" draw:layer="layout" svg:width="0.349cm" svg:height="0.258cm" svg:x="4.804cm" svg:y="0.561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42cm" svg:height="0.355cm" svg:x="3.926cm" svg:y="1.994cm">
          <draw:image xlink:href="Pictures/200000010000015F00000129C36E37BA.svm" xlink:type="simple" xlink:show="embed" xlink:actuate="onLoad">
            <text:p/>
          </draw:image>
        </draw:frame>
        <draw:frame draw:style-name="gr10" draw:text-style-name="P1" xml:id="id1" draw:id="id1" draw:layer="layout" svg:width="0.481cm" svg:height="0.355cm" svg:x="2.807cm" svg:y="3.06cm">
          <draw:image xlink:href="Pictures/2000000100000192000001292EA778F2.svm" xlink:type="simple" xlink:show="embed" xlink:actuate="onLoad">
            <text:p/>
          </draw:image>
        </draw:frame>
        <draw:frame draw:style-name="gr11" draw:text-style-name="P1" draw:layer="layout" svg:width="0.42cm" svg:height="0.36cm" svg:x="5.539cm" svg:y="1.75cm">
          <draw:image xlink:href="Pictures/200000010000015F0000012D5EE569DF.svm" xlink:type="simple" xlink:show="embed" xlink:actuate="onLoad">
            <text:p/>
          </draw:image>
        </draw:frame>
        <draw:frame draw:style-name="gr12" draw:text-style-name="P1" draw:layer="layout" svg:width="0.41cm" svg:height="0.355cm" svg:x="5.55cm" svg:y="2.657cm">
          <draw:image xlink:href="Pictures/2000000100000157000001292B031CE2.svm" xlink:type="simple" xlink:show="embed" xlink:actuate="onLoad">
            <text:p/>
          </draw:image>
        </draw:frame>
        <draw:frame draw:style-name="gr13" draw:text-style-name="P1" draw:layer="layout" svg:width="0.365cm" svg:height="0.258cm" svg:x="6.183cm" svg:y="2.706cm">
          <draw:image xlink:href="Pictures/2000000100000131000000D8744C42C9.svm" xlink:type="simple" xlink:show="embed" xlink:actuate="onLoad">
            <text:p/>
          </draw:image>
        </draw:frame>
        <draw:frame draw:style-name="gr13" draw:text-style-name="P1" draw:layer="layout" svg:width="0.365cm" svg:height="0.258cm" svg:x="6.237cm" svg:y="1.026cm">
          <draw:image xlink:href="Pictures/2000000100000131000000D8744C42C9.svm" xlink:type="simple" xlink:show="embed" xlink:actuate="onLoad">
            <text:p/>
          </draw:image>
        </draw:frame>
        <draw:frame draw:style-name="gr8" draw:text-style-name="P1" draw:layer="layout" svg:width="0.349cm" svg:height="0.258cm" svg:x="8.518cm" svg:y="0.849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42cm" svg:height="0.355cm" svg:x="7.642cm" svg:y="1.985cm">
          <draw:image xlink:href="Pictures/200000010000015F00000129C36E37BA.svm" xlink:type="simple" xlink:show="embed" xlink:actuate="onLoad">
            <text:p/>
          </draw:image>
        </draw:frame>
        <draw:frame draw:style-name="gr11" draw:text-style-name="P1" draw:layer="layout" svg:width="0.42cm" svg:height="0.36cm" svg:x="9.261cm" svg:y="1.532cm">
          <draw:image xlink:href="Pictures/200000010000015F0000012D5EE569DF.svm" xlink:type="simple" xlink:show="embed" xlink:actuate="onLoad">
            <text:p/>
          </draw:image>
        </draw:frame>
        <draw:frame draw:style-name="gr12" draw:text-style-name="P1" draw:layer="layout" svg:width="0.41cm" svg:height="0.355cm" svg:x="9.261cm" svg:y="2.637cm">
          <draw:image xlink:href="Pictures/2000000100000157000001292B031CE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15:39:01</meta:creation-date>
    <meta:editing-duration>PT2H10M19S</meta:editing-duration>
    <meta:editing-cycles>25</meta:editing-cycles>
    <meta:generator>LibreOffice/4.2.8.2$Linux_x86 LibreOffice_project/420m0$Build-2</meta:generator>
    <dc:title>kkkFigures</dc:title>
    <meta:initial-creator>kkk </meta:initial-creator>
    <dc:date>2017-03-28T18:56:27.601790879</dc:date>
    <meta:document-statistic meta:object-count="22"/>
    <meta:template xlink:type="simple" xlink:actuate="onRequest" xlink:title="kkkFigures" xlink:href="../../../../.libreoffice/3/user/template/kkkFigures.otg" meta:date="2014-01-19T15:38:59"/>
  </office:meta>
</office:document-meta>
</file>